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155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Liberation Seri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frequency</text:p>
          </table:table-cell>
          <table:table-cell table:style-name="ce2" office:value-type="string" calcext:value-type="string">
            <text:p>periode</text:p>
          </table:table-cell>
          <table:table-cell table:style-name="ce2" office:value-type="string" calcext:value-type="string">
            <text:p>duty cycle</text:p>
          </table:table-cell>
          <table:table-cell table:style-name="ce2" office:value-type="string" calcext:value-type="string">
            <text:p>code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261.63" calcext:value-type="float">
            <text:p>261.63</text:p>
          </table:table-cell>
          <table:table-cell table:formula="of:=(1/[.C3])*1000000000" office:value-type="float" office:value="3822191.64468906" calcext:value-type="float">
            <text:p>3822191.64</text:p>
          </table:table-cell>
          <table:table-cell table:formula="of:=[.D3]/2" office:value-type="float" office:value="1911095.82234453" calcext:value-type="float">
            <text:p>1911095.82</text:p>
          </table:table-cell>
          <table:table-cell table:formula="of:=CONCATENATE([.B3]; &quot;_period=&quot;; TEXT([.D3]; &quot;0&quot;); &quot;;&quot;; [.B3]; &quot;_duty_cyle=&quot;; TEXT([.E3]; &quot;0&quot;))" office:value-type="string" office:string-value="c_period=3822192;c_duty_cyle=1911096" calcext:value-type="string">
            <text:p>c_period=3822192;c_duty_cyle=1911096</text:p>
          </table:table-cell>
        </table:table-row>
        <table:table-row table:style-name="ro1">
          <table:table-cell/>
          <table:table-cell office:value-type="string" calcext:value-type="string">
            <text:p>cs</text:p>
          </table:table-cell>
          <table:table-cell office:value-type="float" office:value="277.18" calcext:value-type="float">
            <text:p>277.18</text:p>
          </table:table-cell>
          <table:table-cell table:formula="of:=(1/[.C4])*1000000000" office:value-type="float" office:value="3607763.90792986" calcext:value-type="float">
            <text:p>3607763.91</text:p>
          </table:table-cell>
          <table:table-cell table:formula="of:=[.D4]/2" office:value-type="float" office:value="1803881.95396493" calcext:value-type="float">
            <text:p>1803881.95</text:p>
          </table:table-cell>
          <table:table-cell table:formula="of:=CONCATENATE([.B4]; &quot;_period=&quot;; TEXT([.D4]; &quot;0&quot;); &quot;;&quot;; [.B4]; &quot;_duty_cyle=&quot;; TEXT([.E4]; &quot;0&quot;))" office:value-type="string" office:string-value="cs_period=3607764;cs_duty_cyle=1803882" calcext:value-type="string">
            <text:p>cs_period=3607764;cs_duty_cyle=1803882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293.66" calcext:value-type="float">
            <text:p>293.66</text:p>
          </table:table-cell>
          <table:table-cell table:formula="of:=(1/[.C5])*1000000000" office:value-type="float" office:value="3405298.64469114" calcext:value-type="float">
            <text:p>3405298.64</text:p>
          </table:table-cell>
          <table:table-cell table:formula="of:=[.D5]/2" office:value-type="float" office:value="1702649.32234557" calcext:value-type="float">
            <text:p>1702649.32</text:p>
          </table:table-cell>
          <table:table-cell table:formula="of:=CONCATENATE([.B5]; &quot;_period=&quot;; TEXT([.D5]; &quot;0&quot;); &quot;;&quot;; [.B5]; &quot;_duty_cyle=&quot;; TEXT([.E5]; &quot;0&quot;))" office:value-type="string" office:string-value="d_period=3405299;d_duty_cyle=1702649" calcext:value-type="string">
            <text:p>d_period=3405299;d_duty_cyle=1702649</text:p>
          </table:table-cell>
        </table:table-row>
        <table:table-row table:style-name="ro1">
          <table:table-cell/>
          <table:table-cell office:value-type="string" calcext:value-type="string">
            <text:p>ds</text:p>
          </table:table-cell>
          <table:table-cell office:value-type="float" office:value="311.13" calcext:value-type="float">
            <text:p>311.13</text:p>
          </table:table-cell>
          <table:table-cell table:formula="of:=(1/[.C6])*1000000000" office:value-type="float" office:value="3214090.57307235" calcext:value-type="float">
            <text:p>3214090.57</text:p>
          </table:table-cell>
          <table:table-cell table:formula="of:=[.D6]/2" office:value-type="float" office:value="1607045.28653617" calcext:value-type="float">
            <text:p>1607045.29</text:p>
          </table:table-cell>
          <table:table-cell table:formula="of:=CONCATENATE([.B6]; &quot;_period=&quot;; TEXT([.D6]; &quot;0&quot;); &quot;;&quot;; [.B6]; &quot;_duty_cyle=&quot;; TEXT([.E6]; &quot;0&quot;))" office:value-type="string" office:string-value="ds_period=3214091;ds_duty_cyle=1607045" calcext:value-type="string">
            <text:p>ds_period=3214091;ds_duty_cyle=1607045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329.63" calcext:value-type="float">
            <text:p>329.63</text:p>
          </table:table-cell>
          <table:table-cell table:formula="of:=(1/[.C7])*1000000000" office:value-type="float" office:value="3033704.45651185" calcext:value-type="float">
            <text:p>3033704.46</text:p>
          </table:table-cell>
          <table:table-cell table:formula="of:=[.D7]/2" office:value-type="float" office:value="1516852.22825592" calcext:value-type="float">
            <text:p>1516852.23</text:p>
          </table:table-cell>
          <table:table-cell table:formula="of:=CONCATENATE([.B7]; &quot;_period=&quot;; TEXT([.D7]; &quot;0&quot;); &quot;;&quot;; [.B7]; &quot;_duty_cyle=&quot;; TEXT([.E7]; &quot;0&quot;))" office:value-type="string" office:string-value="e_period=3033704;e_duty_cyle=1516852" calcext:value-type="string">
            <text:p>e_period=3033704;e_duty_cyle=1516852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349.23" calcext:value-type="float">
            <text:p>349.23</text:p>
          </table:table-cell>
          <table:table-cell table:formula="of:=(1/[.C8])*1000000000" office:value-type="float" office:value="2863442.43048993" calcext:value-type="float">
            <text:p>2863442.43</text:p>
          </table:table-cell>
          <table:table-cell table:formula="of:=[.D8]/2" office:value-type="float" office:value="1431721.21524497" calcext:value-type="float">
            <text:p>1431721.22</text:p>
          </table:table-cell>
          <table:table-cell table:formula="of:=CONCATENATE([.B8]; &quot;_period=&quot;; TEXT([.D8]; &quot;0&quot;); &quot;;&quot;; [.B8]; &quot;_duty_cyle=&quot;; TEXT([.E8]; &quot;0&quot;))" office:value-type="string" office:string-value="f_period=2863442;f_duty_cyle=1431721" calcext:value-type="string">
            <text:p>f_period=2863442;f_duty_cyle=1431721</text:p>
          </table:table-cell>
        </table:table-row>
        <table:table-row table:style-name="ro1">
          <table:table-cell/>
          <table:table-cell office:value-type="string" calcext:value-type="string">
            <text:p>fs</text:p>
          </table:table-cell>
          <table:table-cell office:value-type="float" office:value="369.99" calcext:value-type="float">
            <text:p>369.99</text:p>
          </table:table-cell>
          <table:table-cell table:formula="of:=(1/[.C9])*1000000000" office:value-type="float" office:value="2702775.75069596" calcext:value-type="float">
            <text:p>2702775.75</text:p>
          </table:table-cell>
          <table:table-cell table:formula="of:=[.D9]/2" office:value-type="float" office:value="1351387.87534798" calcext:value-type="float">
            <text:p>1351387.88</text:p>
          </table:table-cell>
          <table:table-cell table:formula="of:=CONCATENATE([.B9]; &quot;_period=&quot;; TEXT([.D9]; &quot;0&quot;); &quot;;&quot;; [.B9]; &quot;_duty_cyle=&quot;; TEXT([.E9]; &quot;0&quot;))" office:value-type="string" office:string-value="fs_period=2702776;fs_duty_cyle=1351388" calcext:value-type="string">
            <text:p>fs_period=2702776;fs_duty_cyle=1351388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392" calcext:value-type="float">
            <text:p>392</text:p>
          </table:table-cell>
          <table:table-cell table:formula="of:=(1/[.C10])*1000000000" office:value-type="float" office:value="2551020.40816327" calcext:value-type="float">
            <text:p>2551020.41</text:p>
          </table:table-cell>
          <table:table-cell table:formula="of:=[.D10]/2" office:value-type="float" office:value="1275510.20408163" calcext:value-type="float">
            <text:p>1275510.20</text:p>
          </table:table-cell>
          <table:table-cell table:formula="of:=CONCATENATE([.B10]; &quot;_period=&quot;; TEXT([.D10]; &quot;0&quot;); &quot;;&quot;; [.B10]; &quot;_duty_cyle=&quot;; TEXT([.E10]; &quot;0&quot;))" office:value-type="string" office:string-value="g_period=2551020;g_duty_cyle=1275510" calcext:value-type="string">
            <text:p>g_period=2551020;g_duty_cyle=1275510</text:p>
          </table:table-cell>
        </table:table-row>
        <table:table-row table:style-name="ro1">
          <table:table-cell/>
          <table:table-cell office:value-type="string" calcext:value-type="string">
            <text:p>gs</text:p>
          </table:table-cell>
          <table:table-cell office:value-type="float" office:value="415.3" calcext:value-type="float">
            <text:p>415.3</text:p>
          </table:table-cell>
          <table:table-cell table:formula="of:=(1/[.C11])*1000000000" office:value-type="float" office:value="2407897.90512882" calcext:value-type="float">
            <text:p>2407897.91</text:p>
          </table:table-cell>
          <table:table-cell table:formula="of:=[.D11]/2" office:value-type="float" office:value="1203948.95256441" calcext:value-type="float">
            <text:p>1203948.95</text:p>
          </table:table-cell>
          <table:table-cell table:formula="of:=CONCATENATE([.B11]; &quot;_period=&quot;; TEXT([.D11]; &quot;0&quot;); &quot;;&quot;; [.B11]; &quot;_duty_cyle=&quot;; TEXT([.E11]; &quot;0&quot;))" office:value-type="string" office:string-value="gs_period=2407898;gs_duty_cyle=1203949" calcext:value-type="string">
            <text:p>gs_period=2407898;gs_duty_cyle=1203949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440" calcext:value-type="float">
            <text:p>440</text:p>
          </table:table-cell>
          <table:table-cell table:formula="of:=(1/[.C12])*1000000000" office:value-type="float" office:value="2272727.27272727" calcext:value-type="float">
            <text:p>2272727.27</text:p>
          </table:table-cell>
          <table:table-cell table:formula="of:=[.D12]/2" office:value-type="float" office:value="1136363.63636364" calcext:value-type="float">
            <text:p>1136363.64</text:p>
          </table:table-cell>
          <table:table-cell table:formula="of:=CONCATENATE([.B12]; &quot;_period=&quot;; TEXT([.D12]; &quot;0&quot;); &quot;;&quot;; [.B12]; &quot;_duty_cyle=&quot;; TEXT([.E12]; &quot;0&quot;))" office:value-type="string" office:string-value="a_period=2272727;a_duty_cyle=1136364" calcext:value-type="string">
            <text:p>a_period=2272727;a_duty_cyle=1136364</text:p>
          </table:table-cell>
        </table:table-row>
        <table:table-row table:style-name="ro1">
          <table:table-cell table:style-name="ce1"/>
          <table:table-cell office:value-type="string" calcext:value-type="string">
            <text:p>as</text:p>
          </table:table-cell>
          <table:table-cell office:value-type="float" office:value="466.16" calcext:value-type="float">
            <text:p>466.16</text:p>
          </table:table-cell>
          <table:table-cell table:formula="of:=(1/[.C13])*1000000000" office:value-type="float" office:value="2145186.20216235" calcext:value-type="float">
            <text:p>2145186.20</text:p>
          </table:table-cell>
          <table:table-cell table:formula="of:=[.D13]/2" office:value-type="float" office:value="1072593.10108117" calcext:value-type="float">
            <text:p>1072593.10</text:p>
          </table:table-cell>
          <table:table-cell table:formula="of:=CONCATENATE([.B13]; &quot;_period=&quot;; TEXT([.D13]; &quot;0&quot;); &quot;;&quot;; [.B13]; &quot;_duty_cyle=&quot;; TEXT([.E13]; &quot;0&quot;))" office:value-type="string" office:string-value="as_period=2145186;as_duty_cyle=1072593" calcext:value-type="string">
            <text:p>as_period=2145186;as_duty_cyle=1072593</text:p>
          </table:table-cell>
        </table:table-row>
        <table:table-row table:style-name="ro1">
          <table:table-cell table:style-name="ce1"/>
          <table:table-cell office:value-type="string" calcext:value-type="string">
            <text:p>b</text:p>
          </table:table-cell>
          <table:table-cell office:value-type="float" office:value="493.88" calcext:value-type="float">
            <text:p>493.88</text:p>
          </table:table-cell>
          <table:table-cell table:formula="of:=(1/[.C14])*1000000000" office:value-type="float" office:value="2024783.34818174" calcext:value-type="float">
            <text:p>2024783.35</text:p>
          </table:table-cell>
          <table:table-cell table:formula="of:=[.D14]/2" office:value-type="float" office:value="1012391.67409087" calcext:value-type="float">
            <text:p>1012391.67</text:p>
          </table:table-cell>
          <table:table-cell table:formula="of:=CONCATENATE([.B14]; &quot;_period=&quot;; TEXT([.D14]; &quot;0&quot;); &quot;;&quot;; [.B14]; &quot;_duty_cyle=&quot;; TEXT([.E14]; &quot;0&quot;))" office:value-type="string" office:string-value="b_period=2024783;b_duty_cyle=1012392" calcext:value-type="string">
            <text:p>b_period=2024783;b_duty_cyle=1012392</text:p>
          </table:table-cell>
        </table:table-row>
        <table:table-row table:style-name="ro1">
          <table:table-cell/>
          <table:table-cell table:style-name="ce1" office:value-type="string" calcext:value-type="string">
            <text:p>c2</text:p>
          </table:table-cell>
          <table:table-cell table:style-name="ce1" office:value-type="float" office:value="523.25" calcext:value-type="float">
            <text:p>523.25</text:p>
          </table:table-cell>
          <table:table-cell table:formula="of:=(1/[.C15])*1000000000" office:value-type="float" office:value="1911132.34591495" calcext:value-type="float">
            <text:p>1911132.35</text:p>
          </table:table-cell>
          <table:table-cell table:formula="of:=[.D15]/2" office:value-type="float" office:value="955566.172957477" calcext:value-type="float">
            <text:p>955566.17</text:p>
          </table:table-cell>
          <table:table-cell table:formula="of:=CONCATENATE([.B15]; &quot;_period=&quot;; TEXT([.D15]; &quot;0&quot;); &quot;;&quot;; [.B15]; &quot;_duty_cyle=&quot;; TEXT([.E15]; &quot;0&quot;))" office:value-type="string" office:string-value="c2_period=1911132;c2_duty_cyle=955566" calcext:value-type="string">
            <text:p>c2_period=1911132;c2_duty_cyle=9555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22:15:14.871352566</meta:creation-date>
    <dc:date>2019-09-07T22:55:50.197650742</dc:date>
    <meta:editing-duration>PT40M32S</meta:editing-duration>
    <meta:editing-cycles>10</meta:editing-cycles>
    <meta:generator>LibreOffice/5.1.6.2$Linux_X86_64 LibreOffice_project/10m0$Build-2</meta:generator>
    <meta:document-statistic meta:table-count="1" meta:cell-count="70" meta:object-count="0"/>
  </office:meta>
</office:document-meta>
</file>